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1. Create variable used to create a random easing for the moving horses</text:p>
      <text:p text:style-name="P1">let randomVal = Math.random(); <text:s/></text:p>
      <text:p text:style-name="P2">2. Create a function for racing horses</text:p>
      <text:p text:style-name="P1">function horseRace() {</text:p>
      <text:p text:style-name="P2">3. Create variable that contains information about the sound </text:p>
      <text:p text:style-name="P1">let raceSound = document.querySelector("#raceSound");</text:p>
      <text:p text:style-name="P2">4. Create a variable that contains array contains all the horses from the scene with race, that will be animate with for loop function </text:p>
      <text:p text:style-name="P1">let animateArrayOfHorses = document.querySelectorAll("#white-horse, #brown-white-horse, #black-horse, #brown-horse");</text:p>
      <text:p text:style-name="P1"><text:span text:style-name="T1">5. Change opacity of a rectangle along which the horse chosen by the user is moving</text:span> </text:p>
      <text:p text:style-name="P1">document.querySelector("#race [data-horse='" + chosenHorse + "']").style.opacity = "0.7";</text:p>
      <text:p text:style-name="P1"><text:span text:style-name="T1">6. Create for loop function to animate horses in the race</text:span></text:p>
      <text:p text:style-name="P1">for (let i = 0; i &lt; animateArrayOfHorses.length; i++) {</text:p>
      <text:p text:style-name="P2">7. Play sound for the race by using “Play()” method</text:p>
      <text:p text:style-name="P1">raceSound.play();</text:p>
      <text:p text:style-name="P2">8. For each loop change value for randomVal used for easing, so that horses move with a less predictable way</text:p>
      <text:p text:style-name="P1">randomVal = Math.random();</text:p>
      <text:p text:style-name="P2">9. By using methods for the GreenSock libaray create a custom ease</text:p>
      <text:p text:style-name="P1">CustomEase.create("run" + [i],"M0,0 C0.216,0.088 0.436,0.168 0.52,0.298 0.627,0.464 0.621,0.492 " + randomVal +",0.664 0.804,0.804 0.856,0.81 1,1");</text:p>
      <text:p text:style-name="P2">10. Create round random number for duration of animation</text:p>
      <text:p text:style-name="P1">let roundRandom = Math.random() * 10;</text:p>
      <text:p text:style-name="P2">11. For each loop set duration of animation that is not shorter than 10 seconds</text:p>
      <text:p text:style-name="P1">time = roundRandom + 10;</text:p>
      <text:p text:style-name="P2">12. Create a variable that contains information about the horse. For each loop a different horse – depends on a value of an index </text:p>
      <text:p text:style-name="P1">let element = animateArrayOfHorses[i];</text:p>
      <text:p text:style-name="P1"><text:span text:style-name="T1">13. Create a TweenMax time line to rotate the horses by using CSS properties </text:span></text:p>
      <text:p text:style-name="P1">let tl = new TimelineMax({ repeat: -1, repeatDelay: 0 });</text:p>
      <text:p text:style-name="P1">tl.from(element, roundRandom / 10 + 0.2, {</text:p>
      <text:p text:style-name="P1">ease: Power2.easeIn,</text:p>
      <text:p text:style-name="P1">rotation: -10,</text:p>
      <text:p text:style-name="P1">transformOrigin: "50% 50%"</text:p>
      <text:p text:style-name="P1">});</text:p>
      <text:p text:style-name="P1">tl.to(element, roundRandom / 10 + 0.2, {</text:p>
      <text:p text:style-name="P1">ease: Power2.easeOut,</text:p>
      <text:p text:style-name="P1">rotation: 10,</text:p>
      <text:p text:style-name="P1">transformOrigin: "50% 50%"</text:p>
      <text:p text:style-name="P1">});</text:p>
      <text:p text:style-name="P1">tl.from(element, roundRandom / 10 + 0.2, {</text:p>
      <text:p text:style-name="P1">ease: Power2.easeIn,</text:p>
      <text:p text:style-name="P1">rotation: 10,</text:p>
      <text:p text:style-name="P1">transformOrigin: "50% 50%"</text:p>
      <text:p text:style-name="P1">});</text:p>
      <text:p text:style-name="P1">tl.to(element, roundRandom / 10 + 0.2, {</text:p>
      <text:p text:style-name="P1">ease: Power2.easeOut,</text:p>
      <text:p text:style-name="P1"><text:soft-page-break/>rotation: -10,</text:p>
      <text:p text:style-name="P1">transformOrigin: "50% 50%"</text:p>
      <text:p text:style-name="P1">});</text:p>
      <text:p text:style-name="P2">14. Create animation of moving horses by using GreenSock library</text:p>
      <text:p text:style-name="P1">TweenLite.to(element, time, {</text:p>
      <text:p text:style-name="P2">15. For easing use created earlier custom easing named “run”</text:p>
      <text:p text:style-name="P1">ease: "run" + [i],</text:p>
      <text:p text:style-name="P2">16. Change position of a horse <text:s/></text:p>
      <text:p text:style-name="P1">x: 850,</text:p>
      <text:p text:style-name="P1">onComplete: function() {</text:p>
      <text:p text:style-name="P2">17. When animation is finished push the value of duration of the animation to an array with scores. The value is rounded to 2 decimal</text:p>
      <text:p text:style-name="P1"><text:s/>scores.push(Math.round(time * 100) / 100);</text:p>
      <text:p text:style-name="P2">18. When the animation is finished push a horse to a new array that contains the horses that finished a race. </text:p>
      <text:p text:style-name="P1">horses.push(element.dataset.name);</text:p>
      <text:p text:style-name="P1">time = Math.random() * 10 + 10;</text:p>
      <text:p text:style-name="P2">19. Sort the array with times so that they can by matched with the right horses </text:p>
      <text:p text:style-name="P1">scores.sort(function(a, b) {return a - b;});</text:p>
      <text:p text:style-name="P1">if (horses.length === 4) { </text:p>
      <text:p text:style-name="P1">showScores();</text:p>
      <text:p text:style-name="P1">position = horses.indexOf(chosenHorse);</text:p>
      <text:p text:style-name="P1">})}}})}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03T21:51:31.88</meta:creation-date>
    <dc:date>2019-06-04T11:30:55.82</dc:date>
    <meta:editing-duration>PT13H9M2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2" meta:paragraph-count="64" meta:word-count="453" meta:character-count="2940"/>
  </office:meta>
</office:document-meta>
</file>